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itle">
      <style:text-properties officeooo:rsid="0006cdfb" officeooo:paragraph-rsid="0006cdfb"/>
    </style:style>
    <style:style style:name="P2" style:family="paragraph" style:parent-style-name="Table_20_Contents">
      <style:text-properties officeooo:rsid="0008da54" officeooo:paragraph-rsid="0008da54"/>
    </style:style>
    <style:style style:name="P3" style:family="paragraph" style:parent-style-name="Text_20_body">
      <style:text-properties officeooo:rsid="0008da54" officeooo:paragraph-rsid="0008da54"/>
    </style:style>
    <style:style style:name="P4" style:family="paragraph" style:parent-style-name="Table_20_Contents">
      <style:text-properties fo:font-weight="bold" officeooo:rsid="0008da54" officeooo:paragraph-rsid="0008da54" style:font-weight-asian="bold" style:font-weight-complex="bold"/>
    </style:style>
    <style:style style:name="P5" style:family="paragraph" style:parent-style-name="Text_20_body">
      <style:text-properties fo:font-style="italic" officeooo:rsid="0008da54" officeooo:paragraph-rsid="0008da54" style:font-style-asian="italic" style:font-style-complex="italic"/>
    </style:style>
    <style:style style:name="P6" style:family="paragraph" style:parent-style-name="Heading_20_1">
      <style:text-properties officeooo:rsid="0006cdfb" officeooo:paragraph-rsid="0006cdfb"/>
    </style:style>
    <style:style style:name="P7" style:family="paragraph" style:parent-style-name="Heading_20_1">
      <style:text-properties officeooo:rsid="0008143e" officeooo:paragraph-rsid="0008143e"/>
    </style:style>
    <style:style style:name="P8" style:family="paragraph" style:parent-style-name="Heading_20_1">
      <style:text-properties officeooo:rsid="0008da54" officeooo:paragraph-rsid="0008da54"/>
    </style:style>
    <style:style style:name="P9" style:family="paragraph" style:parent-style-name="Heading_20_1">
      <style:text-properties officeooo:rsid="0008db13" officeooo:paragraph-rsid="0008db13"/>
    </style:style>
    <style:style style:name="P10" style:family="paragraph" style:parent-style-name="Heading_20_1">
      <style:text-properties officeooo:rsid="0009b032" officeooo:paragraph-rsid="0009b032"/>
    </style:style>
    <style:style style:name="P11" style:family="paragraph" style:parent-style-name="Text_20_body" style:list-style-name="L1">
      <style:text-properties officeooo:rsid="0006cdfb" officeooo:paragraph-rsid="0006cdfb"/>
    </style:style>
    <style:style style:name="P12" style:family="paragraph" style:parent-style-name="Text_20_body" style:list-style-name="L2">
      <style:text-properties officeooo:rsid="0006cdfb" officeooo:paragraph-rsid="0006cdfb"/>
    </style:style>
    <style:style style:name="P13" style:family="paragraph" style:parent-style-name="Text_20_body" style:list-style-name="L3">
      <style:text-properties officeooo:rsid="0008143e" officeooo:paragraph-rsid="0008143e"/>
    </style:style>
    <style:style style:name="P14" style:family="paragraph" style:parent-style-name="Text_20_body" style:list-style-name="L4">
      <style:text-properties officeooo:rsid="0008da54" officeooo:paragraph-rsid="0008da54"/>
    </style:style>
    <style:style style:name="P15" style:family="paragraph" style:parent-style-name="Text_20_body" style:list-style-name="L5">
      <style:text-properties officeooo:rsid="0008da54" officeooo:paragraph-rsid="0008da54"/>
    </style:style>
    <style:style style:name="P16" style:family="paragraph" style:parent-style-name="Text_20_body" style:list-style-name="L6">
      <style:text-properties officeooo:rsid="0008db13" officeooo:paragraph-rsid="0008db13"/>
    </style:style>
    <style:style style:name="P17" style:family="paragraph" style:parent-style-name="Text_20_body" style:list-style-name="L7">
      <style:text-properties officeooo:rsid="0008db13" officeooo:paragraph-rsid="0008db13"/>
    </style:style>
    <style:style style:name="P18" style:family="paragraph" style:parent-style-name="Text_20_body" style:list-style-name="L6">
      <style:text-properties fo:font-weight="normal" officeooo:rsid="0008db13" officeooo:paragraph-rsid="0008db13" style:font-weight-asian="normal" style:font-weight-complex="normal"/>
    </style:style>
    <style:style style:name="P19" style:family="paragraph" style:parent-style-name="Text_20_body" style:list-style-name="L8">
      <style:text-properties officeooo:rsid="0009b032" officeooo:paragraph-rsid="0009b03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b0bf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ll of Byzantine Empire</text:p>
      <text:h text:style-name="P6" text:outline-level="1">Justinian’s Rule</text:h>
      <text:list xml:id="list887012579" text:style-name="L1">
        <text:list-item>
          <text:p text:style-name="P11">Launched the most ambitious public building program the word had ever seen (Sofia Hagia)</text:p>
        </text:list-item>
        <text:list-item>
          <text:p text:style-name="P11">City protected by a deep moat and three walls that were 25-feet thick.</text:p>
        </text:list-item>
        <text:list-item>
          <text:p text:style-name="P11">Increased trade with other countries</text:p>
        </text:list-item>
        <text:list-item>
          <text:p text:style-name="P11">Regained lands lost during fall of Western Rome</text:p>
        </text:list-item>
        <text:list-item>
          <text:p text:style-name="P11">Preserved education system and Greco-Roman culture. </text:p>
        </text:list-item>
        <text:list-item>
          <text:p text:style-name="P11">Created a set of laws to consolidate all the Roman laws from the emperors</text:p>
          <text:list>
            <text:list-item>
              <text:p text:style-name="P11">AKA: Justinian’s laws</text:p>
            </text:list-item>
          </text:list>
        </text:list-item>
      </text:list>
      <text:h text:style-name="P6" text:outline-level="1">Causes of the Fall of the Empire</text:h>
      <text:list xml:id="list1418824211" text:style-name="L2">
        <text:list-item>
          <text:p text:style-name="P12">Justinian’s Plaque – A version of the bubonic plaque that killed over 100,00. c.550 – 700 CE</text:p>
        </text:list-item>
        <text:list-item>
          <text:p text:style-name="P12">Attacks by the Sassanid Persians and Arabs (Islamic invasions).</text:p>
        </text:list-item>
        <text:list-item>
          <text:p text:style-name="P12">Christian crusaders pillages Constantinople in 1204 on their way to fight the Muslims during the Crusades.</text:p>
        </text:list-item>
        <text:list-item>
          <text:p text:style-name="P12">Ottoman Turks finally conquered the remnants of the empire ion 1453, effectively ending Byzantine rule. </text:p>
        </text:list-item>
      </text:list>
      <text:h text:style-name="P7" text:outline-level="1">The Great Schism</text:h>
      <text:list xml:id="list751761955" text:style-name="L3">
        <text:list-item>
          <text:p text:style-name="P13">Schism – A split or division</text:p>
          <text:list>
            <text:list-item>
              <text:p text:style-name="P13">In this case, between two religious groups</text:p>
            </text:list-item>
          </text:list>
        </text:list-item>
        <text:list-item>
          <text:p text:style-name="P13">There were rising tensions between two branches of the church, the western (Roman) and the eastern (Byzantine) branches.</text:p>
        </text:list-item>
        <text:list-item>
          <text:p text:style-name="P13">Many of these problems stemmed from differences in cultural practices, language, politics and more</text:p>
        </text:list-item>
        <text:list-item>
          <text:p text:style-name="P13">The Great Schism of 1054 was the first split of the Christian Church into two separate religious entities.</text:p>
          <text:list>
            <text:list-item>
              <text:p text:style-name="P13">Roman Catholic Church <text:s/>(west)</text:p>
            </text:list-item>
            <text:list-item>
              <text:p text:style-name="P13">Eastern Orthodox Church (east)</text:p>
            </text:list-item>
          </text:list>
        </text:list-item>
      </text:list>
      <text:h text:style-name="Heading_20_1" text:outline-level="1"><text:soft-page-break/>Iconoclasm</text:h>
      <text:list xml:id="list1297533857" text:style-name="L4">
        <text:list-item>
          <text:p text:style-name="P14">Lack of communication between the Eastern and Western halves of Empire eventually cause religions to be practiced differently.</text:p>
          <text:list>
            <text:list-item>
              <text:p text:style-name="P14">In the West, the Pope was the ultimate authority.</text:p>
            </text:list-item>
            <text:list-item>
              <text:p text:style-name="P14">In the East, the Patriarch still bowed to the Emperor.</text:p>
            </text:list-item>
          </text:list>
        </text:list-item>
        <text:list-item>
          <text:p text:style-name="P14">The iconoclastic movement, started by Emperor Leo in 730 CE, wanted to ban the use of icons in the Church</text:p>
          <text:list>
            <text:list-item>
              <text:p text:style-name="P14">Icons: Sacred images representing important religious figures or events.</text:p>
            </text:list-item>
          </text:list>
        </text:list-item>
      </text:list>
      <text:h text:style-name="P8" text:outline-level="1">Conflicts of the Church</text:h>
      <text:list xml:id="list3559547035" text:style-name="L5">
        <text:list-item>
          <text:p text:style-name="P15">Disagreements on the wording of the Nicene Creed</text:p>
          <text:list>
            <text:list-item>
              <text:p text:style-name="P15">Statements of belief within Christianity said in worship</text:p>
            </text:list-item>
          </text:list>
        </text:list-item>
        <text:list-item>
          <text:p text:style-name="P15">Disagreements on certain religious practices</text:p>
          <text:list>
            <text:list-item>
              <text:p text:style-name="P15">Communion</text:p>
            </text:list-item>
            <text:list-item>
              <text:p text:style-name="P15">Clerics</text:p>
            </text:list-item>
            <text:list-item>
              <text:p text:style-name="P15">Iconoclasm</text:p>
            </text:list-item>
          </text:list>
        </text:list-item>
        <text:list-item>
          <text:p text:style-name="P15">Western practices were influences by Roman law, while Eastern practices were influenced by Greek philosophy</text:p>
          <text:list>
            <text:list-item>
              <text:p text:style-name="P15">Disagreement in languages used in services</text:p>
            </text:list-item>
          </text:list>
        </text:list-item>
      </text:list>
      <text:p text:style-name="P5">In 1054, the Pope (Bishop of Rome) and Patriarch (Bishop of Constantinople) excommunicated each other from the Church, creating the Great Schism of the Western and Eastern Churches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Western Church</text:p>
          </table:table-cell>
          <table:table-cell table:style-name="Table1.B1" office:value-type="string">
            <text:p text:style-name="P4">Eastern Church</text:p>
          </table:table-cell>
        </table:table-row>
        <table:table-row>
          <table:table-cell table:style-name="Table1.A2" office:value-type="string">
            <text:p text:style-name="P2">Services conducted in Latin</text:p>
          </table:table-cell>
          <table:table-cell table:style-name="Table1.B2" office:value-type="string">
            <text:p text:style-name="P2">Services conducted in Greek</text:p>
          </table:table-cell>
        </table:table-row>
        <table:table-row>
          <table:table-cell table:style-name="Table1.A2" office:value-type="string">
            <text:p text:style-name="P2">Pope has authority over all bishops (Theocracy)</text:p>
          </table:table-cell>
          <table:table-cell table:style-name="Table1.B2" office:value-type="string">
            <text:p text:style-name="P2">Patriarch leads along with bishops</text:p>
          </table:table-cell>
        </table:table-row>
        <table:table-row>
          <table:table-cell table:style-name="Table1.A2" office:value-type="string">
            <text:p text:style-name="P2">Pope claims authority</text:p>
          </table:table-cell>
          <table:table-cell table:style-name="Table1.B2" office:value-type="string">
            <text:p text:style-name="P2">Emperor claims authority</text:p>
          </table:table-cell>
        </table:table-row>
        <table:table-row>
          <table:table-cell table:style-name="Table1.A2" office:value-type="string">
            <text:p text:style-name="P2">Priests may not marry</text:p>
          </table:table-cell>
          <table:table-cell table:style-name="Table1.B2" office:value-type="string">
            <text:p text:style-name="P2">Priests may be married</text:p>
          </table:table-cell>
        </table:table-row>
        <table:table-row>
          <table:table-cell table:style-name="Table1.A2" office:value-type="string">
            <text:p text:style-name="P2">Divorce not permitted</text:p>
          </table:table-cell>
          <table:table-cell table:style-name="Table1.B2" office:value-type="string">
            <text:p text:style-name="P2">Divorces allowed</text:p>
          </table:table-cell>
        </table:table-row>
      </table:table>
      <text:p text:style-name="P3"/>
      <text:h text:style-name="P9" text:outline-level="1">Rise of Russia </text:h>
      <text:list xml:id="list1380518642" text:style-name="L6">
        <text:list-item>
          <text:p text:style-name="P16">The Slavs settled in the region North of the Black Sea and traded with the Byzantine Empire</text:p>
          <text:list>
            <text:list-item>
              <text:p text:style-name="P16">The term <text:span text:style-name="T1">Slav</text:span><text:span text:style-name="T2"> came from a group that spoke a common language</text:span></text:p>
            </text:list-item>
          </text:list>
        </text:list-item>
        <text:list-item>
          <text:p text:style-name="P18"><text:soft-page-break/>Vikings (“Rus”) settled among the Slavs and expanded trade along major rivers – The Dnieper, Don, and Volga.</text:p>
          <text:list>
            <text:list-item>
              <text:p text:style-name="P18">Traded some of the Slavs as slaves</text:p>
            </text:list-item>
          </text:list>
        </text:list-item>
        <text:list-item>
          <text:p text:style-name="P18">Byzantine Missionaries visited the Slavs and developed an alphabet, so that the Slavs could read the Bible in their own languages.</text:p>
          <text:list>
            <text:list-item>
              <text:p text:style-name="P18">Cy<text:span text:style-name="T3">r</text:span>lic Alphabet, named after saint Cyril</text:p>
              <text:list>
                <text:list-item>
                  <text:p text:style-name="P18">Contained 43-45 letters. The oldest recorded translation is of the Holy Bible.</text:p>
                </text:list-item>
                <text:list-item>
                  <text:p text:style-name="P18">Russian, Ukrainian, Bulgarian and Serbian are based of this</text:p>
                </text:list-item>
              </text:list>
            </text:list-item>
          </text:list>
        </text:list-item>
        <text:list-item>
          <text:p text:style-name="P18">The City of Kiev becomes an important trade center and capitol of the first major Russian state by 900 CE</text:p>
        </text:list-item>
        <text:list-item>
          <text:p text:style-name="P18">The would go on to settle much of modern Western Russia, Belarus and Ukraine, founding the city of Novgorod.</text:p>
        </text:list-item>
        <text:list-item>
          <text:p text:style-name="P18">Vladimir of Kiev converted to Orthodox Christianity in 980 CE, and Kiev became a Christian nation</text:p>
          <text:list>
            <text:list-item>
              <text:p text:style-name="P16"><text:span text:style-name="T2">This early nation was known as </text:span><text:span text:style-name="T1">Kievan Rus</text:span></text:p>
            </text:list-item>
          </text:list>
        </text:list-item>
      </text:list>
      <text:h text:style-name="P9" text:outline-level="1">Rise of the Golden Horde</text:h>
      <text:list xml:id="list3438096257" text:style-name="L7">
        <text:list-item>
          <text:p text:style-name="P17">After the rule of Yaroslavl the Wise, Kievan Rus declined until the Mongols destroyed Kiev in 1240.</text:p>
        </text:list-item>
        <text:list-item>
          <text:p text:style-name="P17">The Mongol Khanate of the Golden Horde rules Russia for over 200 years, demanding obedience and tribute.</text:p>
          <text:list>
            <text:list-item>
              <text:p text:style-name="P17">However, he allowed Russians to practice Christianity</text:p>
            </text:list-item>
          </text:list>
        </text:list-item>
      </text:list>
      <text:h text:style-name="P10" text:outline-level="1">Rise of the Russian Czars</text:h>
      <text:list xml:id="list246159287" text:style-name="L8">
        <text:list-item>
          <text:p text:style-name="P19">Moscow’s Prince Ivan I rose to power in the 1300’s with mongol support – he collected taxes and moved the seat of the Patriarch from Kiev to Moscow</text:p>
        </text:list-item>
        <text:list-item>
          <text:p text:style-name="P19">Ivan III reigned as the Grand Prince of Moscow 1462-1505 and declared Moscow the “Third Rome” – he refused to pay tribute and broke away form the Mongols in 1480.</text:p>
        </text:list-item>
        <text:list-item>
          <text:p text:style-name="P19">Ivan IV declared himself the first Czar of Russia and ruled from 1547-1584 <text:s/>CE</text:p>
        </text:list-item>
        <text:list-item>
          <text:p text:style-name="P19">Czars would rule until 1917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09:44:52.576254655</meta:creation-date>
    <dc:date>2023-03-07T19:35:16.985943919</dc:date>
    <meta:editing-duration>PT14M59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3" meta:paragraph-count="72" meta:word-count="734" meta:character-count="4260" meta:non-whitespace-character-count="3637"/>
  </office:meta>
</office:document-meta>
</file>